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9676f" officeooo:paragraph-rsid="0029676f"/>
    </style:style>
    <style:style style:name="P2" style:family="paragraph" style:parent-style-name="Standard">
      <style:text-properties officeooo:rsid="001a46a5" officeooo:paragraph-rsid="001a46a5"/>
    </style:style>
    <style:style style:name="P3" style:family="paragraph" style:parent-style-name="Standard">
      <style:text-properties officeooo:rsid="001a46a5" officeooo:paragraph-rsid="001af629"/>
    </style:style>
    <style:style style:name="P4" style:family="paragraph" style:parent-style-name="Standard">
      <style:text-properties officeooo:rsid="001b9c44" officeooo:paragraph-rsid="001b9c44"/>
    </style:style>
    <style:style style:name="P5" style:family="paragraph" style:parent-style-name="Standard">
      <style:text-properties officeooo:paragraph-rsid="001b9c44"/>
    </style:style>
    <style:style style:name="P6" style:family="paragraph" style:parent-style-name="Standard">
      <style:text-properties officeooo:rsid="001ebb7b" officeooo:paragraph-rsid="001ebb7b"/>
    </style:style>
    <style:style style:name="P7" style:family="paragraph" style:parent-style-name="Standard">
      <style:text-properties officeooo:rsid="00201b56" officeooo:paragraph-rsid="00201b56"/>
    </style:style>
    <style:style style:name="P8" style:family="paragraph" style:parent-style-name="Standard">
      <style:text-properties officeooo:rsid="0021b4ed" officeooo:paragraph-rsid="0021b4ed"/>
    </style:style>
    <style:style style:name="P9" style:family="paragraph" style:parent-style-name="Standard">
      <style:text-properties officeooo:rsid="00234b29" officeooo:paragraph-rsid="00234b29"/>
    </style:style>
    <style:style style:name="P10" style:family="paragraph" style:parent-style-name="Standard">
      <style:text-properties officeooo:rsid="00253ce5" officeooo:paragraph-rsid="00253ce5"/>
    </style:style>
    <style:style style:name="P11" style:family="paragraph" style:parent-style-name="Standard">
      <style:text-properties officeooo:rsid="00270c34" officeooo:paragraph-rsid="00270c34"/>
    </style:style>
    <style:style style:name="P12" style:family="paragraph" style:parent-style-name="Standard">
      <style:text-properties officeooo:rsid="002bfa63" officeooo:paragraph-rsid="002bfa63"/>
    </style:style>
    <style:style style:name="P13" style:family="paragraph" style:parent-style-name="Standard">
      <style:text-properties style:text-underline-style="solid" style:text-underline-width="auto" style:text-underline-color="font-color" officeooo:rsid="001b9c44" officeooo:paragraph-rsid="001b9c44"/>
    </style:style>
    <style:style style:name="P14" style:family="paragraph" style:parent-style-name="Standard">
      <style:text-properties style:text-underline-style="solid" style:text-underline-width="auto" style:text-underline-color="font-color" officeooo:rsid="0021b4ed" officeooo:paragraph-rsid="0021b4ed"/>
    </style:style>
    <style:style style:name="P15" style:family="paragraph" style:parent-style-name="Standard">
      <style:text-properties style:text-underline-style="solid" style:text-underline-width="auto" style:text-underline-color="font-color" officeooo:rsid="00234b29" officeooo:paragraph-rsid="00234b29"/>
    </style:style>
    <style:style style:name="P16" style:family="paragraph" style:parent-style-name="Standard">
      <style:paragraph-properties fo:break-before="page"/>
      <style:text-properties officeooo:rsid="00253ce5" officeooo:paragraph-rsid="00270c34"/>
    </style:style>
    <style:style style:name="P17" style:family="paragraph" style:parent-style-name="Standard">
      <style:paragraph-properties fo:break-before="page"/>
      <style:text-properties officeooo:rsid="00270c34" officeooo:paragraph-rsid="00270c34"/>
    </style:style>
    <style:style style:name="P18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3ce5" officeooo:paragraph-rsid="00270c34"/>
    </style:style>
    <style:style style:name="P19" style:family="paragraph" style:parent-style-name="Standard" style:list-style-name="L1">
      <style:text-properties officeooo:paragraph-rsid="001d4e98"/>
    </style:style>
    <style:style style:name="P20" style:family="paragraph" style:parent-style-name="Standard" style:list-style-name="L1">
      <style:text-properties officeooo:rsid="001b9c44" officeooo:paragraph-rsid="001b9c44"/>
    </style:style>
    <style:style style:name="P21" style:family="paragraph" style:parent-style-name="Standard">
      <style:text-properties officeooo:rsid="00234b29" officeooo:paragraph-rsid="00234b29"/>
    </style:style>
    <style:style style:name="P22" style:family="paragraph" style:parent-style-name="Standard">
      <style:text-properties style:text-underline-style="solid" style:text-underline-width="auto" style:text-underline-color="font-color" officeooo:rsid="002c60f5" officeooo:paragraph-rsid="002c60f5"/>
    </style:style>
    <style:style style:name="P23" style:family="paragraph" style:parent-style-name="Standard">
      <style:text-properties style:text-underline-style="none" officeooo:rsid="002c60f5" officeooo:paragraph-rsid="002c60f5"/>
    </style:style>
    <style:style style:name="P24" style:family="paragraph" style:parent-style-name="Standard" style:list-style-name="L2">
      <style:text-properties officeooo:paragraph-rsid="002c60f5"/>
    </style:style>
    <style:style style:name="T1" style:family="text">
      <style:text-properties officeooo:rsid="001af629"/>
    </style:style>
    <style:style style:name="T2" style:family="text">
      <style:text-properties officeooo:rsid="001d4e98"/>
    </style:style>
    <style:style style:name="T3" style:family="text">
      <style:text-properties officeooo:rsid="00207e0a"/>
    </style:style>
    <style:style style:name="T4" style:family="text">
      <style:text-properties officeooo:rsid="00270c34"/>
    </style:style>
    <style:style style:name="T5" style:family="text">
      <style:text-properties style:text-underline-style="none" officeooo:rsid="002c60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ecialist Diary</text:p>
      <text:p text:style-name="P2">Local avoidance techniques – Flocking, Social forces, RVO</text:p>
      <text:p text:style-name="P2"/>
      <text:p text:style-name="P6">1/3/15</text:p>
      <text:p text:style-name="P6">Initial research</text:p>
      <text:p text:style-name="P6">RVO – <text:span text:style-name="T3">icra2008.pdf , p177-guy(1).pdf , RVO_unity.pdf</text:span></text:p>
      <text:p text:style-name="P6">Flocking</text:p>
      <text:p text:style-name="P6">Social Forces</text:p>
      <text:p text:style-name="P2"/>
      <text:p text:style-name="P2">14/3/15</text:p>
      <text:p text:style-name="P3">started looking into design patterns - <text:a xlink:type="simple" xlink:href="http://www.oodesign.com/"><text:span text:style-name="T1">http://www.oodesign.com/</text:span></text:a><text:span text:style-name="T1"> </text:span></text:p>
      <text:p text:style-name="P7">Started implementing frame work</text:p>
      <text:p text:style-name="P3"/>
      <text:p text:style-name="P4"/>
      <text:p text:style-name="P17">Week 0 – commencing 16/03/15</text:p>
      <text:p text:style-name="P11"/>
      <text:p text:style-name="P13">16/3/15</text:p>
      <text:p text:style-name="P4">more research:</text:p>
      <text:list xml:id="list6812156518759170587" text:style-name="L1">
        <text:list-item>
          <text:p text:style-name="P20">crowdSim_psychologocalModel</text:p>
        </text:list-item>
        <text:list-item>
          <text:p text:style-name="P20">PLEdestrian</text:p>
        </text:list-item>
        <text:list-item>
          <text:p text:style-name="P20">Crowd Simulation Incorporating Agent Psychological Models, Roles and Communication</text:p>
        </text:list-item>
        <text:list-item>
          <text:p text:style-name="P20">General Adaption Syndrome Theory</text:p>
        </text:list-item>
        <text:list-item>
          <text:p text:style-name="P20">Spatial indexing agent based crowd sim</text:p>
        </text:list-item>
        <text:list-item>
          <text:p text:style-name="P19"><text:span text:style-name="T2">Social Flocks: </text:span>A Crowd Simulation Framework for Social Network Generation, Community Detection, and Collective Behavior Modeling</text:p>
        </text:list-item>
        <text:list-item>
          <text:p text:style-name="P20">//individual agent control in dense crowd sim</text:p>
        </text:list-item>
      </text:list>
      <text:p text:style-name="P12"/>
      <text:p text:style-name="P12">Flocking now working</text:p>
      <text:p text:style-name="P5"/>
      <text:p text:style-name="P14">17/3/15</text:p>
      <text:p text:style-name="P8">research into spatial hashing - <text:a xlink:type="simple" xlink:href="http://www.gamedev.net/page/resources/_/technical/game-programming/spatial-hashing-r2697">http://www.gamedev.net/page/resources/_/technical/game-programming/spatial-hashing-r2697</text:a> </text:p>
      <text:p text:style-name="P8"/>
      <text:p text:style-name="P8"/>
      <text:p text:style-name="P15">18/3/15</text:p>
      <text:p text:style-name="P9">Started implementing Spatial Hashing</text:p>
      <text:p text:style-name="P9"/>
      <text:p text:style-name="P22">19/3/15</text:p>
      <text:p text:style-name="P23">research into continuum dynamic driven crowd</text:p>
      <text:list xml:id="list5326634769998964983" text:style-name="L2">
        <text:list-item>
          <text:p text:style-name="P24"><text:span text:style-name="T5">p1160-treuille.pdf</text:span></text:p>
        </text:list-item>
      </text:list>
      <text:p text:style-name="P9"/>
      <text:p text:style-name="P9"/>
      <text:p text:style-name="P18">Week 1 – <text:span text:style-name="T4">commencing </text:span>23/03/15</text:p>
      <text:p text:style-name="P10"/>
      <text:p text:style-name="P10"/>
      <text:p text:style-name="P18">Week 2 - <text:span text:style-name="T4">commencing </text:span>30/03/15</text:p>
      <text:p text:style-name="P10"/>
      <text:p text:style-name="P10"/>
      <text:p text:style-name="P18">Week 3 – <text:span text:style-name="T4">commencing </text:span><text:s/>06/04/15</text:p>
      <text:p text:style-name="P10"/>
      <text:p text:style-name="P10"/>
      <text:p text:style-name="P18">Week 4 – <text:span text:style-name="T4">commencing</text:span> 13/04/15</text:p>
      <text:p text:style-name="P16">Week 5 – <text:span text:style-name="T4">commencing </text:span>20/04/15</text:p>
      <text:p text:style-name="P10"/>
      <text:p text:style-name="P10"/>
      <text:p text:style-name="P16">Week 6 – <text:span text:style-name="T4">commencing </text:span>27/04/15</text:p>
      <text:p text:style-name="P10"/>
      <text:p text:style-name="P10"/>
      <text:p text:style-name="P16">Week 7 – <text:span text:style-name="T4">commencing </text:span>04/05/15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9676f" officeooo:paragraph-rsid="0029676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dris Miles</text:p>
        <text:p text:style-name="MP1">SDAGE Level 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09:13:26.716008360</meta:creation-date>
    <dc:date>2015-03-20T00:56:50.099705198</dc:date>
    <meta:editing-duration>P1DT1H57M54S</meta:editing-duration>
    <meta:editing-cycles>15</meta:editing-cycles>
    <meta:generator>LibreOffice/4.2.7.2$Linux_x86 LibreOffice_project/420m0$Build-2</meta:generator>
    <meta:document-statistic meta:table-count="0" meta:image-count="0" meta:object-count="0" meta:page-count="9" meta:paragraph-count="37" meta:word-count="149" meta:character-count="1171" meta:non-whitespace-character-count="1055"/>
  </office:meta>
</office:document-meta>
</file>